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ourier New" svg:font-family="'Courier New'"/>
    <style:font-face style:name="OpenSymbol" svg:font-family="OpenSymbol"/>
    <style:font-face style:name="Tahoma1" svg:font-family="Tahoma"/>
    <style:font-face style:name="Calibri1" svg:font-family="Calibri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Verdana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Verdana" fo:font-size="6pt" fo:font-weight="normal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Verdan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Verdan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Verdana"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list-style-name="L4">
      <style:text-properties style:font-name="Verdana" fo:font-size="11pt" style:font-size-asian="11pt" style:font-size-complex="11pt"/>
    </style:style>
    <style:style style:name="P16" style:family="paragraph" style:parent-style-name="Standard" style:list-style-name="L1">
      <style:paragraph-properties fo:text-align="start" style:justify-single-word="false"/>
    </style:style>
    <style:style style:name="P17" style:family="paragraph" style:parent-style-name="Standard" style:list-style-name="L4">
      <style:text-properties style:font-name="Courier New1" fo:font-size="12pt" style:font-size-asian="12pt" style:font-size-complex="12pt"/>
    </style:style>
    <style:style style:name="P18" style:family="paragraph" style:parent-style-name="Heading_20_1">
      <style:paragraph-properties fo:text-align="center" style:justify-single-word="false"/>
      <style:text-properties style:font-name="Verdana" fo:font-size="20pt" fo:font-style="normal" style:font-size-asian="20pt" style:font-style-asian="normal" style:font-size-complex="20pt" style:font-style-complex="normal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style:font-name="Calibri1"/>
    </style:style>
    <style:style style:name="T3" style:family="text">
      <style:text-properties style:font-name="Verdana"/>
    </style:style>
    <style:style style:name="T4" style:family="text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PrettyOS – Documentation</text:h>
      <text:p text:style-name="P3"/>
      <text:list xml:id="list33435780" text:style-name="L1">
        <text:list-item>
          <text:p text:style-name="P11">Table of contents</text:p>
        </text:list-item>
      </text:list>
      <text:section text:style-name="Sect1" text:name="Table of contents">
        <text:list xml:id="list33474303" text:continue-numbering="true" text:style-name="L1">
          <text:list-item>
            <text:list>
              <text:list-item>
                <text:p text:style-name="P16"><text:a xlink:type="simple" xlink:href="#What is PrettyOS?|region"><text:span text:style-name="T4">What is PrettyOS?</text:span></text:a></text:p>
              </text:list-item>
              <text:list-item>
                <text:p text:style-name="P16"><text:a xlink:type="simple" xlink:href="#How to use PrettyOS?|region"><text:span text:style-name="T4">How to use PrettyOS?</text:span></text:a></text:p>
              </text:list-item>
              <text:list-item>
                <text:p text:style-name="P12">Links</text:p>
              </text:list-item>
              <text:list-item>
                <text:p text:style-name="P16"><text:a xlink:type="simple" xlink:href="#Features|region"><text:span text:style-name="T4">Features</text:span></text:a></text:p>
              </text:list-item>
              <text:list-item>
                <text:p text:style-name="P16"><text:a xlink:type="simple" xlink:href="#User library|region"><text:span text:style-name="T4">User library</text:span></text:a></text:p>
              </text:list-item>
            </text:list>
          </text:list-item>
        </text:list>
      </text:section>
      <text:list xml:id="list33473345" text:continue-numbering="true" text:style-name="L1">
        <text:list-header>
          <text:p text:style-name="P11"/>
        </text:list-header>
        <text:list-item>
          <text:p text:style-name="P11">What is PrettyOS?</text:p>
        </text:list-item>
      </text:list>
      <text:section text:style-name="Sect1" text:name="What is PrettyOS?">
        <text:p text:style-name="P6">PrettyOS is the project to develop an operating system to introduce newcomers to OS-development. The project was founded by Dr. Erhard Henkes who wrote a tutorial while he was trying to get into the topic in March 2009. Since October 2009 PrettyOS is developed by a team of interested programmers.</text:p>
        <text:p text:style-name="P6">The aim is getting a base to develop a base system to experiment with a computer and to develop your own operating system. It should support beginners while developing a bootloader (switching to protected mode on x86 machines and launching a C-Kernel) and a kernel with user programs like a shell.</text:p>
      </text:section>
      <text:p text:style-name="P4"/>
      <text:list xml:id="list33452246" text:continue-numbering="true" text:style-name="L1">
        <text:list-item>
          <text:p text:style-name="P11">How to use PrettyOS?</text:p>
        </text:list-item>
      </text:list>
      <text:section text:style-name="Sect2" text:name="How to use PrettyOS?">
        <text:p text:style-name="P6">You could use either Microsoft Windows or UNIX-based systems or Mac OS X to develop and test PrettyOS. After downloading PrettyOS, you have already done the first step.</text:p>
        <text:p text:style-name="P6"/>
        <text:p text:style-name="P7">Build PrettyOS:</text:p>
        <text:p text:style-name="P6">Inside the repository you find a makefile and shell scripts to build PrettyOS (build.bat for Windows, build.sh for UNIX-based systems). Users of Microsoft Visual C++ 2010 will find a project file inside the repository (project_files/PrettyOS.sln). Depending on your environment you could use them to build PrettyOS (just start the build-scripts or press F7 in MSVC++).</text:p>
        <text:p text:style-name="P6"/>
        <text:p text:style-name="P7">Test PrettyOS:</text:p>
        <text:p text:style-name="P6">To test PrettyOS you could either use an emulator or a Computer.</text:p>
        <text:p text:style-name="P6">We can recommend (or at least say that it is possible to run PrettyOS with it) the following virtual machines:</text:p>
        <text:list xml:id="list33445356" text:style-name="L2">
          <text:list-item>
            <text:p text:style-name="P13">Bochs (slow, displays wrong time but already contains useful tools to debug)</text:p>
          </text:list-item>
          <text:list-item>
            <text:p text:style-name="P13">Microsoft Virtual PC (fast, contains PC loudspeaker, but does not provide various devices)</text:p>
          </text:list-item>
          <text:list-item>
            <text:p text:style-name="P13">Qemu (fast, features PC loudspeaker, can be used only from the console, but provides a driver for RTL 8139)</text:p>
          </text:list-item>
          <text:list-item>
            <text:p text:style-name="P13">Oracle Virtual Box (provides a (buggy) ubs2 device support)</text:p>
          </text:list-item>
          <text:list-item>
            <text:p text:style-name="P13">VMware Player (features usb2 device support)</text:p>
          </text:list-item>
        </text:list>
        <text:p text:style-name="P6">Currently, it is possible to boot PrettyOS from a floppy or a pen stick formatted with FAT12. Using a virtual machine, you just provide the FloppyImage.img (in the repository) to the machine. Using a real PC, you have to transfer the Image to the floppy (e.g. with dd or rawwrite) or the pen stick (with dd).</text:p>
      </text:section>
      <text:p text:style-name="P4"><text:soft-page-break/></text:p>
      <text:list xml:id="list33445563" text:continue-list="list33452246" text:style-name="L1">
        <text:list-item>
          <text:p text:style-name="P11">Links</text:p>
        </text:list-item>
      </text:list>
      <text:section text:style-name="Sect1" text:name="Links">
        <text:p text:style-name="P6">Forum: <text:a xlink:type="simple" xlink:href="http://www.c-plusplus.de/forum/viewforum-var-f-is-62.html">http://www.c-plusplus.de/forum/...</text:a></text:p>
        <text:p text:style-name="P10"/>
        <text:p text:style-name="P10"><text:tab/>Sourceforge: <text:a xlink:type="simple" xlink:href="https://sourceforge.net/projects/prettyos/">https://sourceforge.net/projects/prettyos/</text:a></text:p>
        <text:p text:style-name="P10"><text:tab/><text:tab/>Bugtracker: <text:a xlink:type="simple" xlink:href="https://sourceforge.net/tracker/?limit=100&amp;func=&amp;group_id=282954&amp;atid=1200017&amp;assignee=&amp;status=&amp;category=&amp;artgroup=&amp;keyword=&amp;submitter=&amp;artifact_id=&amp;assignee=&amp;status=&amp;category=&amp;artgroup=&amp;submitter=&amp;keyword=&amp;artifact_id=&amp;submit=Filter">https://sourceforge.net/tracker/...</text:a></text:p>
        <text:p text:style-name="P6"><text:tab/>SVN-Repo: <text:a xlink:type="simple" xlink:href="https://prettyos.svn.sourceforge.net/svnroot/prettyos/trunk/">https://prettyos.svn.sourceforge.net/svnroot/prettyos/trunk/</text:a></text:p>
        <text:p text:style-name="P6">IRC:</text:p>
        <text:p text:style-name="P6"><text:tab/>Server: irc.euirc.net</text:p>
        <text:p text:style-name="P6"><text:tab/>Channel: #PrettyOS, #PrettyOS_Intern (only with password)</text:p>
        <text:p text:style-name="P6"/>
        <text:p text:style-name="P6">In all those areas you may write in english and german.</text:p>
      </text:section>
      <text:p text:style-name="P4"/>
      <text:list xml:id="list33462294" text:continue-numbering="true" text:style-name="L1">
        <text:list-item>
          <text:p text:style-name="P11">Features</text:p>
        </text:list-item>
      </text:list>
      <text:section text:style-name="Sect1" text:name="Features">
        <text:p text:style-name="P5"/>
      </text:section>
      <text:p text:style-name="P4"/>
      <text:list xml:id="list33455649" text:continue-numbering="true" text:style-name="L1">
        <text:list-item>
          <text:p text:style-name="P11">User library</text:p>
        </text:list-item>
      </text:list>
      <text:section text:style-name="Sect1" text:name="User library">
        <text:p text:style-name="P6">The user library (which can be found in the folder user/user_tools) consists of the following files:</text:p>
        <text:list xml:id="list33448098" text:style-name="L3">
          <text:list-item>
            <text:p text:style-name="P14">start.asm</text:p>
          </text:list-item>
        </text:list>
        <text:p text:style-name="P8">It is linked into each user-program, because it contains the necessary code for the kernel to start your program</text:p>
        <text:list xml:id="list33457186" text:continue-numbering="true" text:style-name="L3">
          <text:list-item>
            <text:p text:style-name="P14">user.ld</text:p>
          </text:list-item>
        </text:list>
        <text:p text:style-name="P8">It is used to link all user programs.</text:p>
        <text:list xml:id="list33449590" text:continue-numbering="true" text:style-name="L3">
          <text:list-item>
            <text:p text:style-name="P14">types.h</text:p>
          </text:list-item>
        </text:list>
        <text:p text:style-name="P8">This header contains definitions of certain useful types. On the one hand types defined by the standard like in stdint.h and on the other hand PrettyOS-specific types</text:p>
        <text:list xml:id="list33475699" text:continue-numbering="true" text:style-name="L3">
          <text:list-item>
            <text:p text:style-name="P14">userlib.h/userlib.c</text:p>
          </text:list-item>
        </text:list>
        <text:p text:style-name="P8">This header has to be included, if you write user programs in C. It includes types.h, provides all syscalls and some functions from the standard:</text:p>
        <text:p text:style-name="P9">Syscalls:</text:p>
        <text:list xml:id="list33457395" text:style-name="L4">
          <text:list-item>
            <text:p text:style-name="P17">void textColor(uint8_t color);</text:p>
            <text:list>
              <text:list-item>
                <text:p text:style-name="P15">Sets the color of the ouptut with putch and puts (not printLine)</text:p>
              </text:list-item>
            </text:list>
          </text:list-item>
          <text:list-item>
            <text:p text:style-name="P17">void putch(unsigned char val);</text:p>
            <text:list>
              <text:list-item>
                <text:p text:style-name="P15">Puts one character at the cursor's position and increases that position</text:p>
              </text:list-item>
            </text:list>
          </text:list-item>
          <text:list-item>
            <text:p text:style-name="P17">void puts(const char* pString);</text:p>
            <text:list>
              <text:list-item>
                <text:p text:style-name="P15">Puts characters on the screen with putch</text:p>
              </text:list-item>
            </text:list>
          </text:list-item>
          <text:list-item>
            <text:p text:style-name="P17">unsigned char getch();</text:p>
            <text:list>
              <text:list-item>
                <text:p text:style-name="P15">Wait until a key is pressed and returns the ASCII equivalent of the scan code </text:p>
              </text:list-item>
            </text:list>
          </text:list-item>
          <text:list-item>
            <text:p text:style-name="P17">int floppy_dir();</text:p>
            <text:list>
              <text:list-item>
                <text:p text:style-name="P15">prints the content of the floppy on the screen</text:p>
              </text:list-item>
            </text:list>
          </text:list-item>
          <text:list-item>
            <text:p text:style-name="P17">void printLine(const char* message, unsigned int <text:tab/><text:tab/><text:tab/><text:tab/>line, unsigned char attribute);</text:p>
            <text:list>
              <text:list-item>
                <text:p text:style-name="P15">Prints “message” on line “line” in the color “attribute”</text:p>
              </text:list-item>
            </text:list>
          </text:list-item>
          <text:list-item>
            <text:p text:style-name="P17">unsigned int getCurrentSeconds();</text:p>
            <text:list>
              <text:list-item>
                <text:p text:style-name="P15"><text:soft-page-break/>Returns the seconds elapsed since start</text:p>
              </text:list-item>
            </text:list>
          </text:list-item>
          <text:list-item>
            <text:p text:style-name="P17">int floppy_format(char* volumeLabel);</text:p>
            <text:list>
              <text:list-item>
                <text:p text:style-name="P15">formats a floppy with FAT12 and gives it the name “volumeLabel”</text:p>
              </text:list-item>
            </text:list>
          </text:list-item>
          <text:list-item>
            <text:p text:style-name="P17">void exit();</text:p>
            <text:list>
              <text:list-item>
                <text:p text:style-name="P15">Quits the task (called automatically in start.asm)</text:p>
              </text:list-item>
            </text:list>
          </text:list-item>
          <text:list-item>
            <text:p text:style-name="P17">bool keyPressed(VK key);</text:p>
            <text:list>
              <text:list-item>
                <text:p text:style-name="P15">returns true if “key” is pressed</text:p>
              </text:list-item>
            </text:list>
          </text:list-item>
          <text:list-item>
            <text:p text:style-name="P17">FS_ERROR execute(const char* path);</text:p>
            <text:list>
              <text:list-item>
                <text:p text:style-name="P15">Runs an executable found in “path”</text:p>
              </text:list-item>
            </text:list>
          </text:list-item>
          <text:list-item>
            <text:p text:style-name="P17">void beep(unsigned int frequency, unsigned int <text:tab/><text:tab/><text:tab/>duration);</text:p>
            <text:list>
              <text:list-item>
                <text:p text:style-name="P15">beeps with “frequency” for “duration” seconds with the PC loudspeaker</text:p>
              </text:list-item>
            </text:list>
          </text:list-item>
          <text:list-item>
            <text:p text:style-name="P17">void clearScreen(unsigned char backgroundColor);</text:p>
            <text:list>
              <text:list-item>
                <text:p text:style-name="P15">Clears the user-screen</text:p>
              </text:list-item>
            </text:list>
          </text:list-item>
          <text:list-item>
            <text:p text:style-name="P17">void gotoxy(unsigned char x, unsigned char y);</text:p>
            <text:list>
              <text:list-item>
                <text:p text:style-name="P15">Moves the write-cursor to the position specified with “x” and “y”</text:p>
              </text:list-item>
            </text:list>
          </text:list-item>
          <text:list-item>
            <text:p text:style-name="P17">void* grow_heap(unsigned increase);</text:p>
            <text:list>
              <text:list-item>
                <text:p text:style-name="P15">allocates memory</text:p>
              </text:list-item>
            </text:list>
          </text:list-item>
          <text:list-item>
            <text:p text:style-name="P17">void setScrollField(uint8_t top, uint8_t bottom);</text:p>
            <text:list>
              <text:list-item>
                <text:p text:style-name="P15">Shrinks or expands the scroll field (top is at the moment without function).</text:p>
              </text:list-item>
            </text:list>
          </text:list-item>
          <text:list-item>
            <text:p text:style-name="P17">void systemControl(SYSTEM_CONTROL todo);</text:p>
            <text:list>
              <text:list-item>
                <text:p text:style-name="P15">instruct the system to do “todo” (reboot for example)</text:p>
              </text:list-item>
            </text:list>
          </text:list-item>
        </text:list>
        <text:list xml:id="list33453501" text:continue-list="list33475699" text:style-name="L3">
          <text:list-item>
            <text:p text:style-name="P14">userlib.hpp/userlib.cpp+userlib.c</text:p>
          </text:list-item>
        </text:list>
        <text:p text:style-name="P8">This header is used with C++ user programs. It includes all the functionality of userlib.h and can later contain C++ specific keywords like new and delete.</text:p>
      </text:section>
      <text:p text:style-name="P2"><text:span text:style-name="_5f_OOoComputerLiteral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Courier New" svg:font-family="'Courier New'"/>
    <style:font-face style:name="OpenSymbol" svg:font-family="OpenSymbol"/>
    <style:font-face style:name="Tahoma1" svg:font-family="Tahoma"/>
    <style:font-face style:name="Calibri1" svg:font-family="Calibri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11pt" style:font-size-asian="11pt" style:font-size-complex="11pt"/>
    </style:style>
    <style:style style:name="M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MT2" style:family="text">
      <style:text-properties style:font-name="Calibri1"/>
    </style:style>
    <style:style style:name="MT3" style:family="text"/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PrettyOS<text:tab/><text:span text:style-name="MT1">Documentation</text:span><text:tab/>Last change: <text:modification-date style:data-style-name="N80">18. Jul. 2010</text:modification-date></text:p>
      </style:header>
      <style:footer>
        <text:p text:style-name="Footer"><text:span text:style-name="MT2">© </text:span>The PrettyOS Project<text:tab/>Page <text:page-number text:select-page="current">3</text:page-number> of <text:page-count>3</text:page-count><text:tab/><text:a xlink:type="simple" xlink:href="#1.PrettyOS – Documentation|outline">Jump to top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4T11:52:02.73</meta:creation-date>
    <dc:date>2010-07-18T13:34:36.15</dc:date>
    <meta:editing-duration>PT02H00M45S</meta:editing-duration>
    <meta:editing-cycles>12</meta:editing-cycles>
    <meta:generator>OpenOffice.org/3.2$Win32 OpenOffice.org_project/320m18$Build-9502</meta:generator>
    <meta:document-statistic meta:table-count="0" meta:image-count="0" meta:object-count="0" meta:page-count="3" meta:paragraph-count="82" meta:word-count="819" meta:character-count="5005"/>
  </office:meta>
</office:document-meta>
</file>